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>
      <style:graphic-properties draw:stroke="none" draw:fill="none" draw:fill-color="#e6e6e6" draw:textarea-horizontal-align="justify" draw:textarea-vertical-align="middle" draw:auto-grow-height="false" fo:min-height="0.6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92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16cm" svg:height="0.635cm" svg:x="0.5cm" svg:y="0.5cm">
          <text:p/>
        </draw:rect>
        <draw:frame draw:style-name="gr2" draw:text-style-name="P1" draw:layer="layout" svg:width="10.16cm" svg:height="0.635cm" svg:x="0.5cm" svg:y="0.5cm">
          <draw:text-box>
            <text:p text:style-name="P2"><text:span text:style-name="T1">Object</text:span></text:p>
          </draw:text-box>
        </draw:frame>
        <draw:line draw:style-name="gr3" draw:text-style-name="P3" draw:layer="layout" svg:x1="0.5cm" svg:y1="2.406cm" svg:x2="0.5cm" svg:y2="8.121cm">
          <text:p/>
        </draw:line>
        <draw:frame draw:style-name="gr4" draw:text-style-name="P5" draw:layer="layout" svg:width="5.08cm" svg:height="3.175cm" svg:x="0.5cm" svg:y="4.946cm">
          <draw:text-box>
            <text:p text:style-name="P4"><text:span text:style-name="T2">addRecipient</text:span></text:p>
            <text:p text:style-name="P4"><text:span text:style-name="T2">content</text:span></text:p>
            <text:p text:style-name="P4"><text:span text:style-name="T2">from</text:span></text:p>
            <text:p text:style-name="P4"><text:span text:style-name="T2">subject</text:span></text:p>
            <text:p text:style-name="P4"><text:span text:style-name="T2">recipients</text:span></text:p>
          </draw:text-box>
        </draw:frame>
        <draw:line draw:style-name="gr3" draw:text-style-name="P3" draw:layer="layout" svg:x1="10.66cm" svg:y1="8.121cm" svg:x2="0.5cm" svg:y2="8.121cm">
          <text:p/>
        </draw:line>
        <draw:rect draw:style-name="gr1" draw:text-style-name="P1" draw:layer="layout" svg:width="10.16cm" svg:height="0.635cm" svg:x="0.5cm" svg:y="1.77cm">
          <text:p/>
        </draw:rect>
        <draw:frame draw:style-name="gr2" draw:text-style-name="P1" draw:layer="layout" svg:width="10.16cm" svg:height="0.635cm" svg:x="0.5cm" svg:y="1.77cm">
          <draw:text-box>
            <text:p text:style-name="P2"><text:span text:style-name="T1">SMTPMsg</text:span></text:p>
          </draw:text-box>
        </draw:frame>
        <draw:line draw:style-name="gr3" draw:text-style-name="P3" draw:layer="layout" svg:x1="5.58cm" svg:y1="1.136cm" svg:x2="5.58cm" svg:y2="1.771cm">
          <text:p/>
        </draw:line>
        <draw:frame draw:style-name="gr5" draw:text-style-name="P5" draw:layer="layout" svg:width="6.35cm" svg:height="0.725cm" svg:x="0.5cm" svg:y="3.041cm">
          <draw:text-box>
            <text:p text:style-name="P4"><text:span text:style-name="T2">new</text:span></text:p>
          </draw:text-box>
        </draw:frame>
        <draw:line draw:style-name="gr3" draw:text-style-name="P3" draw:layer="layout" svg:x1="0.5cm" svg:y1="4.311cm" svg:x2="10.66cm" svg:y2="4.31cm">
          <text:p/>
        </draw:line>
        <draw:line draw:style-name="gr3" draw:text-style-name="P3" draw:layer="layout" svg:x1="10.66cm" svg:y1="2.405cm" svg:x2="10.66cm" svg:y2="8.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.16cm" fo:page-height="8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09T09:11:42.86</dc:date>
    <dc:language>en-US</dc:language>
    <meta:editing-cycles>16</meta:editing-cycles>
    <meta:editing-duration>PT01H41M14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